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style:style>
    <style:style style:name="P3" style:family="paragraph" style:parent-style-name="Text_20_body">
      <style:paragraph-properties fo:orphans="2" fo:widows="2"/>
      <style:text-properties fo:font-variant="normal" fo:text-transform="none" fo:color="#222222" loext:opacity="100%" fo:font-size="12pt" fo:letter-spacing="normal" fo:font-style="normal" fo:font-weight="normal"/>
    </style:style>
    <style:style style:name="P4" style:family="paragraph" style:parent-style-name="Text_20_body">
      <style:paragraph-properties fo:margin-top="0cm" fo:margin-bottom="0cm" style:contextual-spacing="false" fo:orphans="2" fo:widows="2"/>
      <style:text-properties fo:font-variant="normal" fo:text-transform="none" fo:color="#222222" loext:opacity="100%" fo:font-size="12pt"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color="#222222" loext:opacity="100%" fo:font-size="12pt" fo:letter-spacing="normal" fo:font-style="normal" fo:font-weight="normal" officeooo:rsid="0017be3e" officeooo:paragraph-rsid="0017be3e"/>
    </style:style>
    <style:style style:name="P6" style:family="paragraph" style:parent-style-name="Standard">
      <style:paragraph-properties fo:break-before="page"/>
      <style:text-properties fo:font-variant="normal" fo:text-transform="none" fo:color="#222222" loext:opacity="100%" style:font-name="Arial" fo:font-size="12pt" fo:letter-spacing="normal" fo:font-style="normal" fo:font-weight="normal" officeooo:rsid="0012d375" officeooo:paragraph-rsid="0012d375"/>
    </style:style>
    <style:style style:name="P7" style:family="paragraph" style:parent-style-name="Standard">
      <style:text-properties fo:font-variant="normal" fo:text-transform="none" fo:color="#222222" loext:opacity="100%" style:font-name="Arial" fo:font-size="12pt" fo:letter-spacing="normal" fo:font-style="normal" fo:font-weight="normal" officeooo:rsid="0012d375" officeooo:paragraph-rsid="0012d375"/>
    </style:style>
    <style:style style:name="P8" style:family="paragraph" style:parent-style-name="Text_20_body">
      <style:text-properties officeooo:rsid="0012d375" officeooo:paragraph-rsid="0012d375"/>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Standard" style:master-page-name="MP0">
      <style:paragraph-properties style:page-number="auto" fo:break-before="page"/>
      <style:text-properties fo:font-variant="normal" fo:text-transform="none" fo:color="#222222" loext:opacity="100%" fo:font-size="12pt" fo:letter-spacing="normal" fo:font-style="normal" fo:font-weight="normal" officeooo:rsid="0012d375" officeooo:paragraph-rsid="0012d375"/>
    </style:style>
    <style:style style:name="P11" style:family="paragraph" style:parent-style-name="Standard" style:list-style-name="L1">
      <loext:graphic-properties draw:fill-gradient-name="gradient" draw:fill-hatch-name="hatch"/>
      <style:paragraph-properties fo:margin-top="0cm" fo:margin-bottom="0cm" style:contextual-spacing="false" fo:orphans="2" fo:widows="2"/>
      <style:text-properties officeooo:paragraph-rsid="0017be3e"/>
    </style:style>
    <style:style style:name="P12" style:family="paragraph" style:parent-style-name="Standard" style:list-style-name="L1">
      <style:paragraph-properties fo:orphans="2" fo:widows="2"/>
      <style:text-properties officeooo:paragraph-rsid="0017be3e"/>
    </style:style>
    <style:style style:name="P13" style:family="paragraph" style:parent-style-name="Text_20_body" style:list-style-name="L2">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4" style:family="paragraph" style:parent-style-name="Text_20_body" style:list-style-name="L2">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5" style:family="paragraph" style:parent-style-name="Text_20_body" style:list-style-name="L3">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6" style:family="paragraph" style:parent-style-name="Text_20_body" style:list-style-name="L3">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7" style:family="paragraph" style:parent-style-name="Text_20_body" style:list-style-name="L4">
      <style:paragraph-properties fo:margin-left="0.397cm" fo:margin-right="0cm" fo:margin-top="0cm" fo:margin-bottom="0cm" style:contextual-spacing="false" fo:orphans="2" fo:widows="2" fo:text-indent="0cm" style:auto-text-indent="false"/>
      <style:text-properties fo:font-variant="normal" fo:text-transform="none" fo:color="#222222" loext:opacity="100%" fo:font-size="12pt" fo:letter-spacing="normal" fo:font-style="normal" fo:font-weight="normal"/>
    </style:style>
    <style:style style:name="P18" style:family="paragraph" style:parent-style-name="Text_20_body" style:list-style-name="L4">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style:style>
    <style:style style:name="P19" style:family="paragraph" style:parent-style-name="Text_20_body" style:list-style-name="L2">
      <style:paragraph-properties fo:margin-left="0.397cm" fo:margin-right="0cm" fo:orphans="2" fo:widows="2" fo:text-indent="0cm" style:auto-text-indent="false"/>
      <style:text-properties fo:font-variant="normal" fo:text-transform="none" fo:color="#222222" loext:opacity="100%" fo:font-size="12pt" fo:letter-spacing="normal" fo:font-style="normal" fo:font-weight="normal" officeooo:rsid="00176193" officeooo:paragraph-rsid="00176193"/>
    </style:style>
    <style:style style:name="P20" style:family="paragraph" style:parent-style-name="Text_20_body" style:list-style-name="L5">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 style:family="paragraph" style:parent-style-name="Text_20_body" style:list-style-name="L5">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2" style:family="paragraph" style:parent-style-name="Text_20_body" style:list-style-name="L6">
      <style:paragraph-properties fo:margin-left="0.397cm" fo:margin-right="0cm" fo:margin-top="0cm" fo:margin-bottom="0cm" style:contextual-spacing="false"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 style:family="paragraph" style:parent-style-name="Text_20_body" style:list-style-name="L6">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T1" style:family="text">
      <style:text-properties style:font-name="monospace"/>
    </style:style>
    <style:style style:name="T2" style:family="text">
      <style:text-properties fo:font-variant="normal" fo:text-transform="none" fo:color="#222222" loext:opacity="100%" style:font-name="Arial" fo:font-size="12pt" fo:letter-spacing="normal" fo:font-style="normal" fo:font-weight="normal"/>
    </style:style>
    <style:style style:name="T3" style:family="text">
      <style:text-properties fo:font-variant="normal" fo:text-transform="none" fo:color="#222222" loext:opacity="100%" fo:font-size="12pt" fo:letter-spacing="normal" fo:font-style="normal" fo:font-weight="normal"/>
    </style:style>
    <style:style style:name="T4" style:family="text">
      <style:text-properties fo:font-variant="normal" fo:text-transform="none" fo:color="#222222" loext:opacity="100%" fo:font-size="12pt" fo:letter-spacing="normal" fo:font-style="normal" fo:font-weight="normal" officeooo:rsid="0017be3e"/>
    </style:style>
    <style:style style:name="T5" style:family="text">
      <style:text-properties fo:font-variant="normal" fo:text-transform="none" fo:color="#222222" loext:opacity="100%" fo:font-size="12pt" fo:letter-spacing="normal" fo:font-style="normal" fo:font-weight="normal" officeooo:rsid="001880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 could possibly carry the narrative with some human interest by adding a light touch of my angst as I found my 5-day estimate gradually turning into 21 days. Plus, there may be a bit from you on the YDB side of the API (see section 3 below). It's possibly too much.</text:p>
      <text:p text:style-name="P1"/>
      <text:p text:style-name="P5">Section 0:</text:p>
      <text:list text:style-name="L1">
        <text:list-item>
          <text:p text:style-name="P11"><text:span text:style-name="T4">The performa</text:span><text:span text:style-name="T3">nce issue(s) ANet encountered and wanted to solve</text:span></text:p>
        </text:list-item>
        <text:list-item>
          <text:p text:style-name="P12"><text:span text:style-name="T3">how I determ</text:span><text:span text:style-name="T4">ined </text:span><text:span text:style-name="T5">their </text:span><text:span text:style-name="T4">cause</text:span></text:p>
        </text:list-item>
      </text:list>
      <text:p text:style-name="P2">Section 1:</text:p>
      <text:list text:style-name="L2">
        <text:list-item>
          <text:p text:style-name="P13">Explain the concept of caching subscript arrays in a node object in Lua</text:p>
        </text:list-item>
        <text:list-item>
          <text:p text:style-name="P13">Re-use of the same cache array by making it extensible. For example, the Lua notation node.sub1.sub2.sub3 generates a new Lua node object at dot. But it can be made fast by re-using the same cache array and merely appending subscripts at each dot.</text:p>
          <text:list>
            <text:list-item>
              <text:p text:style-name="P13">How it would be nice to re-use the Lua object itself, but I don't see how to achieve this. Of course, one can use the less pretty syntax node("sub1", "sub2", "sub3")</text:p>
            </text:list-item>
          </text:list>
        </text:list-item>
        <text:list-item>
          <text:p text:style-name="P19">Is Lua faster than python in a.b.c notation?</text:p>
        </text:list-item>
        <text:list-item>
          <text:p text:style-name="P14">Re-use of the same cache array in subscript `for` loops (Lua pairs()) by making the cache array 'mutable' and merely changing the final subscript in the array. Describe the dangers of having a mutable object and its mitigation.</text:p>
        </text:list-item>
      </text:list>
      <text:p text:style-name="P3">Section 2:</text:p>
      <text:list text:style-name="L3">
        <text:list-item>
          <text:p text:style-name="P15">Lua's garbage collection options and limitations in specific versions.</text:p>
        </text:list-item>
        <text:list-item>
          <text:p text:style-name="P15">The old chestnut of segfaults not necessarily happening until some time past the offending code. e.g. one of these was resolved when I was accidentally doing malloc(arraysize*sizeof(ydb_buffer_t)) ... can you spot the difference? Where's wally?</text:p>
        </text:list-item>
        <text:list-item>
          <text:p text:style-name="P15">Why I ended up allocating a single memory chunk with two expanding segments inside of it instead of the easy way of allocating two separate memory chunks.</text:p>
        </text:list-item>
        <text:list-item>
          <text:p text:style-name="P16">Why this final solution might be the best of the three to port to, e.g., Python.</text:p>
        </text:list-item>
      </text:list>
      <text:p text:style-name="P3">Section 3: The above has talked about speed gained through caching subscripts on the Lua side. But what do you think about a second section (with more input from you) about how subscript conversion happens between the YDB API and YDB on the YDB side. I haven't looked at your code or read the docs on this; perhaps you have something documenting this already:</text:p>
      <text:list text:style-name="L4">
        <text:list-item>
          <text:p text:style-name="P17">Explain whether subscript arrays are copied again on the YDB side if the API, or how they are processed or morphed on the YDB side, e.g. in a frequent call like ydb_get() or ydb_subscript_next(); and where the speed bottlenecks lie.</text:p>
        </text:list-item>
        <text:list-item>
          <text:p text:style-name="P17">I'm interested to know whether speedups could occur on the YDB end if it was an array that had been previously processed/checked by YDB and simply passed back in (possibly with its final subscript appended or altered to a subscript_next).</text:p>
        </text:list-item>
        <text:list-item>
          <text:p text:style-name="P18">Other thoughts in this space?</text:p>
        </text:list-item>
      </text:list>
      <text:p text:style-name="P4"><text:soft-page-break/>This is already starting to sound too long for a blog article. Which bits would you drop? However, I'm inclined to try for brief and tantalizing rather than fully explained and boring.</text:p>
      <text:p text:style-name="P8"/>
      <text:p text:style-name="P8"/>
      <text:p text:style-name="P6">As YottaDB includes a complete implementation of M, there are features of the underlying implementation that are not available to the Lua API.</text:p>
      <text:list text:style-name="L5">
        <text:list-item>
          <text:p text:style-name="P20">As a value can have multiple representations, e.g., the string "1234" and the numeric 1234 are two representations of the same quantity, within the YottaDB runtime system, values are stored in structures called mvals (look for files whose names include <text:span text:style-name="T1">mval</text:span> in the YDB repository). So, a value may be input as a string, but when its numeric value is needed, it is converted. The mval structure has bits that tell the runtime system which representations of the value exist, which in turn prevents the need to repeatedly convert between representations. Since the C API does not expose mvals, conversion can add overhead both to the call and the return, adding overhead. If you look at the programs <text:span text:style-name="T1">simpleapi_threeen1f.c</text:span> and <text:span text:style-name="T1">threeen1f.m</text:span> in the <text:span text:style-name="T1">v62002/inref/</text:span> subdirectory of the YDBTest repository, they basically do the same thing, but the C program runs slower, because of the conversions that happen under the covers. (As a historical note, since YottaDB was required to ensure accurate financial calculations, underlying arithmetic is decimal, rather than floating point, since 0.1 cannot be exactly represented in floating point.)</text:p>
        </text:list-item>
        <text:list-item>
          <text:p text:style-name="P20">YottaDB manages its own heap, and has a “stop the world” garbage collector that knows about mvals. So when data is passed between YottaDB and the outside world, there is always a need to know who owns the memory. This can result in copying back and forth that could in theory be reduced if YottaDB and Lua memory management were better integrated.</text:p>
        </text:list-item>
        <text:list-item>
          <text:p text:style-name="P21">The YottDB M compiler generates indirect threaded code, which means passing parameters is simply pushing and popping mvals, and the called routines that do the actual work know about mvals.</text:p>
        </text:list-item>
      </text:list>
      <text:p text:style-name="P8"/>
      <text:p text:style-name="P7">Since the majority of readers would not get into the details of YottaDB internals (your work was exceptional in that regard), here is a suggested outline for the blog post.</text:p>
      <text:list text:style-name="L6">
        <text:list-item>
          <text:p text:style-name="P22">The performance issue(s) ANet encountered and wanted to solve.</text:p>
        </text:list-item>
        <text:list-item>
          <text:p text:style-name="P22">How you determined the cause; mention the angst for human interest – we can all relate to projects that take longer than expected, even when you expect them to take longer than expected.</text:p>
        </text:list-item>
        <text:list-item>
          <text:p text:style-name="P22">A brief explanation of the cause, mvals and conversion.</text:p>
        </text:list-item>
        <text:list-item>
          <text:p text:style-name="P22">The solution you implemented, by caching in Lua, and the performance gains you saw.</text:p>
        </text:list-item>
        <text:list-item>
          <text:p text:style-name="P23">Potential benefits to other language APIs, and other possible future optimizations.</text:p>
        </text:list-item>
      </text:list>
      <text:p text:style-name="P9"><text:line-break/><text:span text:style-name="T2">Yes, there would be a lot of material compared to our traditional blog posts, and even with content pruned to be brief and tantalizing (with pointers to the code perhaps), there will likely need to be a “TL;DR” section at the top.</text:span><text:line-break/><text:line-break/><text:span text:style-name="T2">YottaDB does not directly expose mvals in order to protect itself. While a segfault is undesirable, far worse is a faulty mval that results in incorrect data being committed to the database. (For what it's worth, there is yet another implementation of subscripts inside the database, </text:span><text:soft-page-break/><text:span text:style-name="T2">which can be a performance limiter for some database intensive applications.) But perhaps there might be a way to implemented a “trusted” API that YottaDB exposes. While we have discussed this over the years, we have always stalled in the weeds of how one would troubleshoot bugs without acrimonious finger pointing. So we have always stuck with a design that makes it easier to debug problems (though as you note, segfaults can happen much later than their actual cau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alibri" svg:font-family="Calibri" style:font-family-generic="swiss" style:font-pitch="variable"/>
    <style:font-face style:name="Cambria" svg:font-family="Cambria" style:font-family-generic="roman" style:font-pitch="variable"/>
    <style:font-face style:name="Cambria1" svg:font-family="Cambria" style:font-adornments="Bold" style:font-family-generic="roman"/>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language="en" fo:country="NZ"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4f81bd" loext:opacity="10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10" style:display-name="Heading 10" style:family="paragraph" style:parent-style-name="Normal" style:next-style-name="Text_20_body" style:default-outline-level="10" style:class="text">
      <style:paragraph-properties fo:margin-top="0.106cm" fo:margin-bottom="0.106cm" style:contextual-spacing="false"/>
      <style:text-properties style:font-name="Cambria1" fo:font-family="Cambria" style:font-style-name="Bold" style:font-family-generic="roman" fo:font-size="9pt" fo:font-weight="normal" style:font-size-asian="9pt" style:font-weight-asian="bold" style:font-size-complex="9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language="en" fo:country="NZ"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language="en" fo:country="NZ"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language="en" fo:country="NZ"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fo:language="en" fo:country="NZ"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language="en" fo:country="NZ"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language="en" fo:country="NZ"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NZ"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font-size="10pt" fo:language="en" fo:country="NZ"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ize="10pt" fo:language="en" fo:country="NZ"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font-size="12pt" fo:letter-spacing="0.026cm" fo:language="en" fo:country="NZ"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ed" style:family="text">
      <style:text-properties fo:color="#c921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3bb9681a964705cf672590721dbc85eb4d0c3a2</meta:generator>
    <dc:title>berwyn</dc:title>
    <dc:description/>
    <dc:subject/>
    <meta:creation-date>2023-05-19T15:53:52.331388327</meta:creation-date>
    <meta:editing-cycles>5</meta:editing-cycles>
    <meta:editing-duration>PT3H43M53S</meta:editing-duration>
    <meta:initial-creator>Berwyn Hoyt</meta:initial-creator>
    <dc:date>2023-05-30T20:31:31.935186307</dc:date>
    <dc:creator>Berwyn Hoyt</dc:creator>
    <meta:document-statistic meta:table-count="0" meta:image-count="0" meta:object-count="0" meta:page-count="4" meta:paragraph-count="31" meta:word-count="1062" meta:character-count="6192" meta:non-whitespace-character-count="5180"/>
    <meta:template xlink:type="simple" xlink:actuate="onRequest" xlink:title="berwyn" xlink:href="../.config/libreoffice/4/user/template/berwyn.ott" meta:date="2023-05-19T15:53:50.705746976"/>
  </office:meta>
</office:document-meta>
</file>